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1d26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Нэр<text:tab/>Сорил <text:span text:style-name="T1">1<text:tab/>Сорил 2<text:tab/>Нийлбэр оноо</text:span></text:p>
      <text:p text:style-name="Standard">Бат<text:tab/><text:span text:style-name="T1">10<text:tab/>8</text:span></text:p>
      <text:p text:style-name="Standard">Сараа<text:tab/><text:span text:style-name="T1">8<text:tab/>1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mn-Cyrl-MN" fo:language="mn" fo:script="Cyrl" fo:country="M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mn-Cyrl-MN" fo:language="mn" fo:script="Cyrl" fo:country="M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21:34:27.514445000</meta:creation-date>
    <dc:date>2025-08-24T14:43:51.960929000</dc:date>
    <meta:editing-duration>PT4H33M33S</meta:editing-duration>
    <meta:editing-cycles>5</meta:editing-cycles>
    <meta:generator>LibreOffice/25.8.0.4$MacOSX_AARCH64 LibreOffice_project/48f00303701489684e67c38c28aff00cd5929e67</meta:generator>
    <meta:document-statistic meta:table-count="0" meta:image-count="0" meta:object-count="0" meta:page-count="1" meta:paragraph-count="3" meta:word-count="5" meta:character-count="16" meta:non-whitespace-character-count="14"/>
  </office:meta>
</office:document-meta>
</file>